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rebuchet MS" svg:font-family="'Trebuchet MS', Verdana, 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fo:margin-left="0.794cm" fo:margin-right="0cm" fo:text-indent="0cm" style:auto-text-indent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Heading_20_3">
      <style:text-properties style:font-name="inherit"/>
    </style:style>
    <style:style style:name="P8" style:family="paragraph" style:parent-style-name="Heading_20_1">
      <style:text-properties fo:color="#003366" style:font-name="Trebuchet MS"/>
    </style:style>
    <style:style style:name="T1" style:family="text">
      <style:text-properties fo:font-size="18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yui_3_17_2_1_1474021858407_79"/>Introducción al "Code Clean"</text:h>
      <text:h text:style-name="Heading_20_3" text:outline-level="3"><text:bookmark text:name="yui_3_17_2_1_1474021858407_84"/>Qué es el código limpio según seis de las grandes figuras del software</text:h>
      <text:p text:style-name="P1"><text:span text:style-name="Strong_20_Emphasis"><text:span text:style-name="T1">Artículo de initcoms.com: </text:span></text:span><text:a xlink:type="simple" xlink:href="http://www.initcoms.com/blog/que-es-codigo-limpio-segun-seis-de-las-grandes-figuras-del-software/" office:target-frame-name="_blank" xlink:show="new" text:style-name="Internet_20_link" text:visited-style-name="Visited_20_Internet_20_Link"><text:span text:style-name="Strong_20_Emphasis"><text:span text:style-name="T1">http://www.initcoms.com/blog/que-es-codigo-limpio-segun-seis-de-las-grandes-figuras-del-software/ </text:span></text:span></text:a></text:p>
      <text:p text:style-name="Text_20_body"><text:span text:style-name="Strong_20_Emphasis">Bjarne Stroustrup, inventor de C++ y autor de  The C++ Programming Language.</text:span></text:p>
      <text:p text:style-name="P5"><text:span text:style-name="Emphasis">Me gusta que el código sea elegante y eficiente. La lógica debe ser sencilla para evitar que los errores se escondan u oculten con facilidad, las dependencias mínimas para facilitar el mantenimiento, la gestión de errores completa de acuerdo a una estrategia definida, y el rendimiento cercano a lo óptimo para no tentar a la gente a que ensucie el código tratando de llevar a cabo optimizaciones innecesarias.</text:span></text:p>
      <text:p text:style-name="P5"><text:span text:style-name="Emphasis">El buen código es aquel que hace una única cosa y la hace bien.</text:span></text:p>
      <text:p text:style-name="Text_20_body"><text:span text:style-name="Strong_20_Emphasis">Grady Booch, autor de Object Oriented Analysis and Design with Applications</text:span></text:p>
      <text:p text:style-name="P5"><text:span text:style-name="Emphasis">El código limpio es simple y directo, se lee como la prosa bien escrita. El código limpio nunca oscurece u oculta la intención del diseñador sino que debe contener abstracciones nítidas y lineas de control directas y legibles.</text:span></text:p>
      <text:p text:style-name="Text_20_body"><text:span text:style-name="Strong_20_Emphasis">“Big” Dave Thomas, fundador de OTI, padrino de Eclipse strategy.</text:span></text:p>
      <text:p text:style-name="P5"><text:span text:style-name="Emphasis">Un código limpio puede ser leído y mejorado por otro programador además del autor original.  Tiene pruebas de unidad y aceptación. Tiene nombres con significado. Proporciona una manera, en vez de muchas maneras para hacer una cosa. </text:span><text:line-break/><text:span text:style-name="Emphasis">Tiene mínimas dependencias, que son explícitamente definididas y proporciona una clara y mínima API.  </text:span></text:p>
      <text:p text:style-name="Text_20_body"><text:span text:style-name="Strong_20_Emphasis"> Michael Feathers, autor de Working Effectively with Legacy Code.</text:span></text:p>
      <text:p text:style-name="P5"><text:span text:style-name="Emphasis">Podría listar todas las cualidades que identifico en un código limpio, pero  hay una cualidad general  que conduce a todas ellas. </text:span><text:line-break/><text:span text:style-name="Emphasis">Un código limpio siempre parece que fue escrito por alguien que se preocupa.</text:span></text:p>
      <text:p text:style-name="P5"><text:span text:style-name="Emphasis">No hay nada obvio que puedas hacer para hacerlo mejor. Todas esas cosas ya fueron pensadas por el autor del código, y si intentas imaginar mejoras,  no las encontrarás, seguirás delante de código hecho por alguien que se preocupa profundamente del arte del propio código.</text:span></text:p>
      <text:p text:style-name="Text_20_body"><text:span text:style-name="Strong_20_Emphasis">Ron Jeffries, autor de Extreme Programming Installed y Extreme Programming Adventures in C#.</text:span></text:p>
      <text:p text:style-name="P5"><text:span text:style-name="Emphasis">En los últimos años siempre comienzo,  y suelo terminar, con las reglas de código simple de Beck. </text:span></text:p>
      <text:p text:style-name="P5"><text:span text:style-name="Emphasis">En orden de prioridad, el código simple:</text:span></text:p>
      <text:list xml:id="list93242885192506320" text:style-name="L1">
        <text:list-item>
          <text:list>
            <text:list-item>
              <text:p text:style-name="P6"><text:span text:style-name="Emphasis">Ejecuta todas las pruebas.</text:span> </text:p>
            </text:list-item>
            <text:list-item>
              <text:p text:style-name="P6"><text:span text:style-name="Emphasis">No contiene duplicidad.</text:span> </text:p>
            </text:list-item>
            <text:list-item>
              <text:p text:style-name="P6"><text:span text:style-name="Emphasis">Expresa todas las ideas de diseño que están en el sistema.</text:span> </text:p>
            </text:list-item>
            <text:list-item>
              <text:p text:style-name="P2"><text:span text:style-name="Emphasis">Minimiza el número de entidades como clases, métodos, funciones y similares.</text:span> </text:p>
            </text:list-item>
          </text:list>
        </text:list-item>
      </text:list>
      <text:p text:style-name="P5"><text:span text:style-name="Emphasis">Destaco la importancia de la no duplicidad. Cuando la misma cosa es hecha una y otra vez, es señal de que la idea que teníamos en mente no está bien representada en el código.</text:span></text:p>
      <text:p text:style-name="P5"><text:soft-page-break/><text:span text:style-name="Emphasis">Utilizar nombres con significado también es muy importante y suelo cambiar los nombres de las cosas varias veces hasta dar con el adecuado.</text:span></text:p>
      <text:p text:style-name="P5"><text:span text:style-name="Emphasis">Por último y no menos importante, utilizar el concepto de  abstracción adecuadamente para resolver problemas que nos encontramos de manera recurrente.</text:span></text:p>
      <text:p text:style-name="Text_20_body"><text:span text:style-name="Strong_20_Emphasis">Ward Cunningham, inventor de Wiki, inventor de Fit, coinventor de eXtreme Programming.  Fuerza motriz detrás de Dessing Patterns.  Líder de pensamiento de SmallTalk y Orientación a Objetos. El padrino de todos aquellos que se preocupan por el código.</text:span></text:p>
      <text:p text:style-name="P5"><text:span text:style-name="Emphasis">Sabes que estás trabajando con código limpio cuando cada rutina que lees resulta ser más o menos lo que esperabas. Puedes decir que ese código es limpio y bonito cuando el código hace que parezca que el lenguaje se hizo específicamente para resolver el problema.</text:span></text:p>
      <text:p text:style-name="Text_20_body">##</text:p>
      <text:p text:style-name="Text_20_body">Este artículo está basado en el libro Clean code: A Handbook of Agile Software Craftsmanship (Robert C. Martin)</text:p>
      <text:p text:style-name="Text_20_body">##</text:p>
      <text:h text:style-name="P7" text:outline-level="3">Las 9 cualidades del código limpio</text:h>
      <text:list xml:id="list8460537057227855132" text:style-name="L2">
        <text:list-item>
          <text:p text:style-name="P3"><text:a xlink:type="simple" xlink:href="http://www.dosideas.com/noticias/desarrollo-de-software/965-las-9-cualidades-del-codigo-limpio.html" office:target-frame-name="_blank" xlink:show="new" text:style-name="Internet_20_link" text:visited-style-name="Visited_20_Internet_20_Link">http://www.dosideas.com/noticias/desarrollo-de-software/965-las-9-cualidades-del-codigo-limpio.html</text:a> </text:p>
        </text:list-item>
      </text:list>
      <text:h text:style-name="Heading_20_3" text:outline-level="3">12 ideas de la filosofía Clean Code que no pueden faltar en tu código</text:h>
      <text:list xml:id="list4631818204311003068" text:style-name="L3">
        <text:list-item>
          <text:p text:style-name="P4"><text:a xlink:type="simple" xlink:href="http://www.genbetadev.com/metodologias-de-programacion/12-ideas-de-la-filosofia-clean-que-no-pueden-faltar-en-tu-codigo" office:target-frame-name="_blank" xlink:show="new" text:style-name="Internet_20_link" text:visited-style-name="Visited_20_Internet_20_Link">http://www.genbetadev.com/metodologias-de-programacion/12-ideas-de-la-filosofia-clean-que-no-pueden-faltar-en-tu-codigo 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rebuchet MS" svg:font-family="'Trebuchet MS', Verdana, 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2S</meta:editing-duration>
    <meta:editing-cycles>3</meta:editing-cycles>
    <meta:generator>LibreOffice/5.1.3.2$Windows_x86 LibreOffice_project/644e4637d1d8544fd9f56425bd6cec110e49301b</meta:generator>
    <dc:date>2016-09-16T11:31:55.351000000</dc:date>
    <meta:document-statistic meta:table-count="0" meta:image-count="0" meta:object-count="0" meta:page-count="2" meta:paragraph-count="32" meta:word-count="588" meta:character-count="3852" meta:non-whitespace-character-count="3279"/>
    <meta:user-defined meta:name="Info 1"/>
    <meta:user-defined meta:name="Info 2"/>
    <meta:user-defined meta:name="Info 3"/>
    <meta:user-defined meta:name="Info 4"/>
  </office:meta>
</office:document-meta>
</file>